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529cm" style:contextual-spacing="false" fo:text-align="center" style:justify-single-word="false" fo:orphans="2" fo:widows="2" fo:text-indent="0cm" style:auto-text-indent="false" fo:padding-left="0cm" fo:padding-right="0cm" fo:padding-top="0cm" fo:padding-bottom="0.265cm" fo:border-left="none" fo:border-right="none" fo:border-top="none" fo:border-bottom="1.5pt solid #2e8b57"/>
      <style:text-properties fo:font-variant="normal" fo:text-transform="none" fo:color="#2e8b57" loext:opacity="100%" style:font-name="Arial2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794cm" fo:margin-bottom="0.247cm" style:contextual-spacing="false" fo:text-indent="0cm" style:auto-text-indent="false" fo:padding-left="0cm" fo:padding-right="0cm" fo:padding-top="0cm" fo:padding-bottom="0.132cm" fo:border-left="none" fo:border-right="none" fo:border-top="none" fo:border-bottom="0.06pt solid #dddddd"/>
      <style:text-properties fo:color="#2e8b57" loext:opacity="100%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Heading_20_3">
      <style:paragraph-properties fo:margin-left="0cm" fo:margin-right="0cm" fo:margin-top="0.661cm" fo:margin-bottom="0.247cm" style:contextual-spacing="false" fo:text-indent="0cm" style:auto-text-indent="false" fo:padding-left="0cm" fo:padding-right="0cm" fo:padding-top="0cm" fo:padding-bottom="0.132cm" fo:border-left="none" fo:border-right="none" fo:border-top="none" fo:border-bottom="0.06pt dashed #dddddd"/>
      <style:text-properties fo:color="#2e8b57" loext:opacity="100%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padding="0cm" fo:border="none"/>
    </style:style>
    <style:style style:name="P7" style:family="paragraph" style:parent-style-name="Preformatted_20_Text">
      <loext:graphic-properties draw:fill="solid" draw:fill-color="#f0fff0" draw:opacity="100%"/>
      <style:paragraph-properties fo:margin-left="0cm" fo:margin-right="0cm" fo:margin-top="0.265cm" fo:margin-bottom="0.247cm" style:contextual-spacing="false" fo:text-indent="0cm" style:auto-text-indent="false" fo:background-color="#f0fff0" fo:padding-left="0cm" fo:padding-right="0cm" fo:padding-top="0.397cm" fo:padding-bottom="0.397cm" fo:border-left="none" fo:border-right="none" fo:border-top="0.74pt solid #dddddd" fo:border-bottom="0.74pt solid #dddddd"/>
    </style:style>
    <style:style style:name="P8" style:family="paragraph" style:parent-style-name="Preformatted_20_Text">
      <loext:graphic-properties draw:fill="solid" draw:fill-color="#f0fff0" draw:opacity="100%"/>
      <style:paragraph-properties fo:margin-top="0.265cm" fo:margin-bottom="0.247cm" style:contextual-spacing="false" fo:background-color="#f0fff0" fo:padding-left="0cm" fo:padding-right="0cm" fo:padding-top="0.397cm" fo:padding-bottom="0.397cm" fo:border-left="none" fo:border-right="none" fo:border-top="0.74pt solid #dddddd" fo:border-bottom="0.74pt solid #dddddd"/>
    </style:style>
    <style:style style:name="P9" style:family="paragraph" style:parent-style-name="Preformatted_20_Text">
      <loext:graphic-properties draw:fill="solid" draw:fill-color="#f0fff0" draw:opacity="100%"/>
      <style:paragraph-properties fo:margin-left="0cm" fo:margin-right="0cm" fo:margin-top="0.265cm" fo:margin-bottom="0.247cm" style:contextual-spacing="false" fo:text-indent="0cm" style:auto-text-indent="false" fo:background-color="#f0fff0" fo:padding-left="0cm" fo:padding-right="0cm" fo:padding-top="0.397cm" fo:padding-bottom="0.397cm" fo:border-left="none" fo:border-right="none" fo:border-top="0.74pt solid #dddddd" fo:border-bottom="0.74pt solid #dddddd"/>
      <style:text-properties fo:font-style="italic"/>
    </style:style>
    <style:style style:name="P10" style:family="paragraph" style:parent-style-name="Text_20_body">
      <style:paragraph-properties fo:margin-left="0cm" fo:margin-right="0cm" fo:margin-top="0.397cm" fo:margin-bottom="0.247cm" style:contextual-spacing="false" fo:text-indent="0cm" style:auto-text-indent="false"/>
    </style:style>
    <style:style style:name="P11" style:family="paragraph" style:parent-style-name="Text_20_body">
      <style:paragraph-properties fo:margin-left="0cm" fo:margin-right="0cm" fo:margin-top="0.397cm" fo:margin-bottom="0.247cm" style:contextual-spacing="false" fo:text-align="justify" style:justify-single-word="false" fo:text-indent="0cm" style:auto-text-indent="false"/>
      <style:text-properties fo:background-color="#fafafa" loext:padding-left="0.265cm" loext:padding-right="0cm" loext:padding-top="0cm" loext:padding-bottom="0cm" loext:border-left="2.24pt solid #2e8b57" loext:border-right="none" loext:border-top="none" loext:border-bottom="none"/>
    </style:style>
    <style:style style:name="T1" style:family="text">
      <style:text-properties fo:color="#228b22" loext:opacity="100%"/>
    </style:style>
    <style:style style:name="T2" style:family="text">
      <style:text-properties fo:color="#006400" loext:opacity="100%" fo:font-family="'Courier New', Courier, monospace" fo:background-color="#f0fff0" loext:char-shading-value="0" loext:padding="0cm" loext:border="none"/>
    </style:style>
    <style:style style:name="T3" style:family="text">
      <style:text-properties fo:color="#333333" loext:opacity="100%" fo:font-family="'Courier New', Courier, monospace" fo:background-color="transparent" loext:char-shading-value="0" loext:padding="0cm" loext:border="none"/>
    </style:style>
    <style:style style:name="T4" style:family="text">
      <style:text-properties fo:color="#008080" loext:opacity="100%" fo:font-family="'Courier New', Courier, monospace" fo:font-style="italic" fo:background-color="transparent" loext:char-shading-value="0" loext:padding="0cm" loext:border="none"/>
    </style:style>
    <style:style style:name="T5" style:family="text">
      <style:text-properties fo:color="#008080" loext:opacity="100%" fo:font-family="'Courier New', Courier, monospace" fo:background-color="transparent" loext:char-shading-value="0" loext:padding="0cm" loext:border="none"/>
    </style:style>
    <style:style style:name="T6" style:family="text">
      <style:text-properties fo:color="#228b22" loext:opacity="100%" fo:background-color="#fafafa" loext:char-shading-value="0" loext:padding-left="0.265cm" loext:padding-right="0cm" loext:padding-top="0cm" loext:padding-bottom="0cm" loext:border-left="2.24pt solid #2e8b57" loext:border-right="none" loext:border-top="none" loext:border-bottom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pítulo 2: Matemática e Operadores 🔢</text:h>
      <text:h text:style-name="P2" text:outline-level="2">O Computador é uma Calculadora</text:h>
      <text:p text:style-name="P3">O processador do computador (CPU) adora fazer contas. Vamos ver como pedir essas contas corretamente.</text:p>
      <text:h text:style-name="P4" text:outline-level="3">Operadores Básicos (O Arroz com Feijão)</text:h>
      <text:p text:style-name="P3">Estes são os símbolos que você usará 90% do tempo:</text:p>
      <text:list text:style-name="L1">
        <text:list-item>
          <text:p text:style-name="P5"><text:span text:style-name="Strong_20_Emphasis"><text:span text:style-name="T1">+ (Soma):</text:span></text:span> <text:span text:style-name="Source_20_Text"><text:span text:style-name="T2">10 + 5</text:span></text:span> resulta em 15.</text:p>
        </text:list-item>
        <text:list-item>
          <text:p text:style-name="P5"><text:span text:style-name="Strong_20_Emphasis"><text:span text:style-name="T1">- (Subtração):</text:span></text:span> <text:span text:style-name="Source_20_Text"><text:span text:style-name="T2">10 - 5</text:span></text:span> resulta em 5.</text:p>
        </text:list-item>
        <text:list-item>
          <text:p text:style-name="P5"><text:span text:style-name="Strong_20_Emphasis"><text:span text:style-name="T1">* (Multiplicação):</text:span></text:span> Use o asterisco! <text:span text:style-name="Source_20_Text"><text:span text:style-name="T2">10 * 5</text:span></text:span> resulta em 50. (Não use 'x').</text:p>
        </text:list-item>
        <text:list-item>
          <text:p text:style-name="P6"><text:span text:style-name="Strong_20_Emphasis"><text:span text:style-name="T1">/ (Divisão):</text:span></text:span> Use a barra! <text:span text:style-name="Source_20_Text"><text:span text:style-name="T2">10 / 2</text:span></text:span> resulta em 5.</text:p>
        </text:list-item>
      </text:list>
      <text:h text:style-name="P4" text:outline-level="3">O Temido Problema do Texto (Strings)</text:h>
      <text:p text:style-name="P3">Cuidado! O operador <text:span text:style-name="Source_20_Text"><text:span text:style-name="T2">+</text:span></text:span> é confuso. Se ele ver um texto, ele <text:span text:style-name="Strong_20_Emphasis"><text:span text:style-name="T1">junta</text:span></text:span> em vez de somar.</text:p>
      <text:p text:style-name="P7"><text:span text:style-name="Source_20_Text"><text:span text:style-name="T3">let a = 10;</text:span></text:span></text:p>
      <text:p text:style-name="P7"><text:span text:style-name="Source_20_Text"><text:span text:style-name="T3">let b = "20"; </text:span></text:span><text:span text:style-name="Source_20_Text"><text:span text:style-name="T4">// Isso é texto, veja as aspas!</text:span></text:span></text:p>
      <text:p text:style-name="P8"/>
      <text:p text:style-name="P8"><text:span text:style-name="Source_20_Text"><text:span text:style-name="T3">console.log(a + b); </text:span></text:span></text:p>
      <text:p text:style-name="P9"><text:span text:style-name="Source_20_Text"><text:span text:style-name="T5">// Resultado: "1020"</text:span></text:span></text:p>
      <text:p text:style-name="P7"><text:span text:style-name="Source_20_Text"><text:span text:style-name="T4">// Explicação: Ele pegou o 10 e "colou" o 20 do lado.</text:span></text:span></text:p>
      <text:p text:style-name="P3"><text:span text:style-name="Strong_20_Emphasis"><text:span text:style-name="T1">Regra:</text:span></text:span> Para fazer matemática, garanta que os dados são do tipo <text:span text:style-name="Source_20_Text"><text:span text:style-name="T2">number</text:span></text:span> (sem aspas).</text:p>
      <text:h text:style-name="P2" text:outline-level="2">Atalhos de Preguiçoso (Atribuição Composta) ⚡</text:h>
      <text:p text:style-name="P3">Na programação, muitas vezes queremos pegar o valor que JÁ existe na variável e mudar ele um pouquinho (somar pontos, tirar vida, dar desconto).</text:p>
      <text:p text:style-name="P3">Primeiro, entenda essa linha estranha que buga o cérebro:</text:p>
      <text:p text:style-name="P7"><text:span text:style-name="Source_20_Text"><text:span text:style-name="T3">let pontos = 10;</text:span></text:span></text:p>
      <text:p text:style-name="P8"><text:soft-page-break/><text:span text:style-name="Source_20_Text"><text:span text:style-name="T3">pontos = pontos + 5; </text:span></text:span></text:p>
      <text:p text:style-name="P9"><text:span text:style-name="Source_20_Text"><text:span text:style-name="T5">// NA MATEMÁTICA ISSO É IMPOSSÍVEL.</text:span></text:span></text:p>
      <text:p text:style-name="P7"><text:span text:style-name="Source_20_Text"><text:span text:style-name="T4">// NA PROGRAMAÇÃO: "Pegue o 10 que estava na caixa, some 5, e guarde o resultado (15) na mesma caixa."</text:span></text:span></text:p>
      <text:p text:style-name="P3">Para não ter que repetir o nome da variável (<text:span text:style-name="Source_20_Text"><text:span text:style-name="T2">pontos = pontos...</text:span></text:span>), criaram atalhos:</text:p>
      <text:p text:style-name="P10"><text:span text:style-name="Strong_20_Emphasis"><text:span text:style-name="T6">+= (Soma e Atribui)</text:span></text:span></text:p>
      <text:p text:style-name="P11">É o atalho mais usado. Serve para acumular valores.</text:p>
      <text:p text:style-name="P7"><text:span text:style-name="Source_20_Text"><text:span text:style-name="T3">let saldo = 100;</text:span></text:span></text:p>
      <text:p text:style-name="P7"><text:span text:style-name="Source_20_Text"><text:span text:style-name="T3">saldo += 50; </text:span></text:span><text:span text:style-name="Source_20_Text"><text:span text:style-name="T4">// É igual a: saldo = saldo + 50;</text:span></text:span></text:p>
      <text:p text:style-name="P7"><text:span text:style-name="Source_20_Text"><text:span text:style-name="T3">console.log(saldo); </text:span></text:span><text:span text:style-name="Source_20_Text"><text:span text:style-name="T4">// 150</text:span></text:span></text:p>
      <text:p text:style-name="P10"><text:span text:style-name="Strong_20_Emphasis"><text:span text:style-name="T6">-= (Subtrai e Atribui)</text:span></text:span></text:p>
      <text:p text:style-name="P11">Usado para gastar dinheiro, perder vida, contagens regressivas.</text:p>
      <text:p text:style-name="P7"><text:span text:style-name="Source_20_Text"><text:span text:style-name="T3">let vida = 100;</text:span></text:span></text:p>
      <text:p text:style-name="P7"><text:span text:style-name="Source_20_Text"><text:span text:style-name="T3">vida -= 20; </text:span></text:span><text:span text:style-name="Source_20_Text"><text:span text:style-name="T4">// "Tire 20 da vida atual"</text:span></text:span></text:p>
      <text:p text:style-name="P7"><text:span text:style-name="Source_20_Text"><text:span text:style-name="T3">console.log(vida); </text:span></text:span><text:span text:style-name="Source_20_Text"><text:span text:style-name="T4">// 80</text:span></text:span></text:p>
      <text:p text:style-name="P10"><text:span text:style-name="Strong_20_Emphasis"><text:span text:style-name="T6">*= (Multiplica e Atribui)</text:span></text:span></text:p>
      <text:p text:style-name="P11">Usado para dobrar valores, aplicar juros compostos ou "buffs" em jogos.</text:p>
      <text:p text:style-name="P7"><text:span text:style-name="Source_20_Text"><text:span text:style-name="T3">let forca = 10;</text:span></text:span></text:p>
      <text:p text:style-name="P7"><text:span text:style-name="Source_20_Text"><text:span text:style-name="T3">forca *= 2; </text:span></text:span><text:span text:style-name="Source_20_Text"><text:span text:style-name="T4">// "Dobre a força atual"</text:span></text:span></text:p>
      <text:p text:style-name="P7"><text:span text:style-name="Source_20_Text"><text:span text:style-name="T3">console.log(forca); </text:span></text:span><text:span text:style-name="Source_20_Text"><text:span text:style-name="T4">// 20</text:span></text:span></text:p>
      <text:p text:style-name="P10"><text:span text:style-name="Strong_20_Emphasis"><text:span text:style-name="T6">/= (Divide e Atribui)</text:span></text:span></text:p>
      <text:p text:style-name="P11">Usado para dividir o que já se tem (ex: metade do preço).</text:p>
      <text:p text:style-name="P7"><text:soft-page-break/><text:span text:style-name="Source_20_Text"><text:span text:style-name="T3">let preco = 200;</text:span></text:span></text:p>
      <text:p text:style-name="P7"><text:span text:style-name="Source_20_Text"><text:span text:style-name="T3">preco /= 2; </text:span></text:span><text:span text:style-name="Source_20_Text"><text:span text:style-name="T4">// "O preço agora é a metade do que era"</text:span></text:span></text:p>
      <text:p text:style-name="P7"><text:span text:style-name="Source_20_Text"><text:span text:style-name="T3">console.log(preco); </text:span></text:span><text:span text:style-name="Source_20_Text"><text:span text:style-name="T4">// 100</text:span></text:span></text:p>
      <text:h text:style-name="P2" text:outline-level="2">Operadores Especiais</text:h>
      <text:h text:style-name="P4" text:outline-level="3">1. O Módulo ou Resto (%)</text:h>
      <text:p text:style-name="P3">Ele não calcula porcentagem! Ele te dá o que <text:span text:style-name="Strong_20_Emphasis"><text:span text:style-name="T1">sobrou</text:span></text:span> de uma divisão.</text:p>
      <text:p text:style-name="P7"><text:span text:style-name="Source_20_Text"><text:span text:style-name="T3">let fatias = 10;</text:span></text:span></text:p>
      <text:p text:style-name="P8"><text:span text:style-name="Source_20_Text"><text:span text:style-name="T3">let pessoas = 3;</text:span></text:span></text:p>
      <text:p text:style-name="P9"><text:span text:style-name="Source_20_Text"><text:span text:style-name="T5">// 3 pessoas comem 3 fatias cada (3x3 = 9). Sobra 1.</text:span></text:span></text:p>
      <text:p text:style-name="P7"><text:span text:style-name="Source_20_Text"><text:span text:style-name="T3">console.log(fatias % pessoas); </text:span></text:span><text:span text:style-name="Source_20_Text"><text:span text:style-name="T4">// Resultado: 1</text:span></text:span></text:p>
      <text:p text:style-name="P3"><text:span text:style-name="Strong_20_Emphasis"><text:span text:style-name="T1">Uso Prático:</text:span></text:span> Saber se um número é Par ou Ímpar (<text:span text:style-name="Source_20_Text"><text:span text:style-name="T2">n % 2</text:span></text:span>).</text:p>
      <text:h text:style-name="P4" text:outline-level="3">2. Incremento e Decremento (++ e --)</text:h>
      <text:p text:style-name="P3">Quer somar APENAS 1? Use o super-atalho:</text:p>
      <text:p text:style-name="P7"><text:span text:style-name="Source_20_Text"><text:span text:style-name="T3">let contador = 0;</text:span></text:span></text:p>
      <text:p text:style-name="P7"><text:span text:style-name="Source_20_Text"><text:span text:style-name="T3">contador++; </text:span></text:span><text:span text:style-name="Source_20_Text"><text:span text:style-name="T4">// Sobe 1. (Agora vale 1)</text:span></text:span></text:p>
      <text:p text:style-name="P7"><text:span text:style-name="Source_20_Text"><text:span text:style-name="T3">contador++; </text:span></text:span><text:span text:style-name="Source_20_Text"><text:span text:style-name="T4">// Sobe mais 1. (Agora vale 2)</text:span></text:span></text:p>
      <text:p text:style-name="P7"><text:span text:style-name="Source_20_Text"><text:span text:style-name="T3">contador--; </text:span></text:span><text:span text:style-name="Source_20_Text"><text:span text:style-name="T4">// Desce 1. (Voltou pra 1)</text:span></text:span></text:p>
      <text:h text:style-name="P2" text:outline-level="2">Exemplo Real: Calculando Média Escolar 🎓</text:h>
      <text:p text:style-name="P3">Vamos juntar tudo para resolver um problema real. Note o uso dos parênteses <text:span text:style-name="Source_20_Text"><text:span text:style-name="T2">( )</text:span></text:span>.</text:p>
      <text:p text:style-name="P7"><text:span text:style-name="Source_20_Text"><text:span text:style-name="T3">let nota1 = 7.5;</text:span></text:span></text:p>
      <text:p text:style-name="P8"><text:span text:style-name="Source_20_Text"><text:span text:style-name="T3">let nota2 = 8.0;</text:span></text:span></text:p>
      <text:p text:style-name="P8"><text:soft-page-break/><text:span text:style-name="Source_20_Text"><text:span text:style-name="T3">let nota3 = 5.5;</text:span></text:span></text:p>
      <text:p text:style-name="P8"/>
      <text:p text:style-name="P9"><text:span text:style-name="Source_20_Text"><text:span text:style-name="T5">// ERRADO ❌ (Matemática incorreta)</text:span></text:span></text:p>
      <text:p text:style-name="P9"><text:span text:style-name="Source_20_Text"><text:span text:style-name="T5">// let media = nota1 + nota2 + nota3 / 3;</text:span></text:span></text:p>
      <text:p text:style-name="P8"/>
      <text:p text:style-name="P9"><text:span text:style-name="Source_20_Text"><text:span text:style-name="T5">// CERTO ✅ (Use parênteses para forçar a soma primeiro)</text:span></text:span></text:p>
      <text:p text:style-name="P8"><text:span text:style-name="Source_20_Text"><text:span text:style-name="T3">let media = (nota1 + nota2 + nota3) / 3;</text:span></text:span></text:p>
      <text:p text:style-name="P8"/>
      <text:p text:style-name="P7"><text:span text:style-name="Source_20_Text"><text:span text:style-name="T3">console.log("A média é: " + media); </text:span></text:span><text:span text:style-name="Source_20_Text"><text:span text:style-name="T4">// Resultado: 7.0</text:span></text:span></text:p>
      <text:h text:style-name="P2" text:outline-level="2">O Que é NaN? (Not a Number) ⚠️</text:h>
      <text:p text:style-name="P3">Se você tentar multiplicar "Abacaxi" por 10, o JavaScript devolve <text:span text:style-name="Strong_20_Emphasis"><text:span text:style-name="T1">NaN</text:span></text:span>.</text:p>
      <text:p text:style-name="P7"><text:span text:style-name="Source_20_Text"><text:span text:style-name="T3">console.log("Abacaxi" * 10); </text:span></text:span><text:span text:style-name="Source_20_Text"><text:span text:style-name="T4">// NaN</text:span></text:span></text:p>
      <text:p text:style-name="P3">Se ver <text:span text:style-name="Source_20_Text"><text:span text:style-name="T2">NaN</text:span></text:span>, significa: "Você tentou fazer matemática com algo que não é número"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4T22:25:35.008969600</meta:creation-date>
    <dc:date>2026-04-04T22:26:10.083726500</dc:date>
    <meta:editing-duration>PT35S</meta:editing-duration>
    <meta:editing-cycles>1</meta:editing-cycles>
    <meta:document-statistic meta:table-count="0" meta:image-count="0" meta:object-count="0" meta:page-count="4" meta:paragraph-count="73" meta:word-count="589" meta:character-count="3069" meta:non-whitespace-character-count="2557"/>
    <meta:generator>LibreOffice/26.2.2.2$Windows_X86_64 LibreOffice_project/1f77d10d6938fd34972958f64b2bcfa54f8b1ba5</meta:generator>
  </office:meta>
</office:document-meta>
</file>